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0"><text:span text:style-name="t1">Ал</text:span><text:span text:style-name="t8">г</text:span><text:span text:style-name="t7">о</text:span><text:span text:style-name="t3">р</text:span><text:span text:style-name="t4">и</text:span><text:span text:style-name="t5">т</text:span><text:span text:style-name="t4">м б</text:span><text:span text:style-name="t2">ы</text:span><text:span text:style-name="t8">л р</text:span><text:span text:style-name="t1">а</text:span><text:span text:style-name="t8">з</text:span><text:span text:style-name="t7">ра</text:span><text:span text:style-name="t3">б</text:span><text:span text:style-name="t1">о</text:span><text:span text:style-name="t5">т</text:span><text:span text:style-name="t7">а</text:span><text:span text:style-name="t4">н</text:span><text:span text:style-name="t1"> </text:span><text:span text:style-name="t3">в</text:span><text:span text:style-name="t8"> </text:span><text:span text:style-name="t6">б</text:span><text:span text:style-name="t1">ыв</text:span><text:span text:style-name="t3">ше</text:span><text:span text:style-name="t2">м</text:span><text:span text:style-name="t3"> </text:span><text:span text:style-name="t8">Г</text:span><text:span text:style-name="t4">ла</text:span><text:span text:style-name="t8">в</text:span><text:span text:style-name="t7">но</text:span><text:span text:style-name="t5">м</text:span><text:span text:style-name="t7"> </text:span><text:span text:style-name="t2">У</text:span><text:span text:style-name="t5">п</text:span><text:span text:style-name="t1">р</text:span><text:span text:style-name="t7">а</text:span><text:span text:style-name="t1">вл</text:span><text:span text:style-name="t2">е</text:span><text:span text:style-name="t5">н</text:span><text:span text:style-name="t3">и</text:span><text:span text:style-name="t6">и</text:span><text:span text:style-name="t8"> </text:span><text:span text:style-name="t2">К</text:span><text:span text:style-name="t6">ГБ</text:span><text:span text:style-name="t1"> </text:span><text:span text:style-name="t3">С</text:span><text:span text:style-name="t1">С</text:span><text:span text:style-name="t7">С</text:span><text:span text:style-name="t1">Р</text:span><text:span text:style-name="t4"> </text:span><text:span text:style-name="t1">и</text:span><text:span text:style-name="t7">л</text:span><text:span text:style-name="t8">и</text:span><text:span text:style-name="t7"> </text:span><text:span text:style-name="t8">в</text:span><text:span text:style-name="t1"> </text:span><text:span text:style-name="t4">о</text:span><text:span text:style-name="t7">д</text:span><text:span text:style-name="t3">н</text:span><text:span text:style-name="t4">о</text:span><text:span text:style-name="t0">м из секретных НИИ в его системе. Первоначально имел гриф (ОВ или СС – точно неизвестно),затем гриф последовательно снижался и к моменту официального проведения алгоритма через Госстандарт СССР в 1989 году был снят. Алгоритм остался ДСП. В 1989 году стал официальным стандартом СССР, а позже, после распада СССР, федеральным стандартом Российской Федераци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0" style:family="paragraph">
      <style:paragraph-properties fo:text-align="justify" style:justify-single-word="false"/>
    </style:style>
    <style:style style:name="t1" style:family="text">
      <style:text-properties fo:color="#000100"/>
    </style:style>
    <style:style style:name="t2" style:family="text">
      <style:text-properties fo:color="#000200"/>
    </style:style>
    <style:style style:name="t3" style:family="text">
      <style:text-properties fo:color="#000300"/>
    </style:style>
    <style:style style:name="t4" style:family="text">
      <style:text-properties fo:color="#000400"/>
    </style:style>
    <style:style style:name="t5" style:family="text">
      <style:text-properties fo:color="#000500"/>
    </style:style>
    <style:style style:name="t6" style:family="text">
      <style:text-properties fo:color="#000600"/>
    </style:style>
    <style:style style:name="t7" style:family="text">
      <style:text-properties fo:color="#000700"/>
    </style:style>
    <style:style style:name="t8" style:family="text">
      <style:text-properties fo:color="#000800"/>
    </style:style>
    <style:style style:name="t0" style:family="text">
      <style:text-properties fo:color="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creation-date>2015-09-13T17:49:59.601169088</meta:creation-date>
    <meta:editing-duration>P0D</meta:editing-duration>
    <meta:editing-cycles>1</meta:editing-cycles>
    <meta:document-statistic meta:table-count="0" meta:image-count="0" meta:object-count="0" meta:page-count="1" meta:paragraph-count="1" meta:word-count="62" meta:character-count="428" meta:non-whitespace-character-count="366"/>
  </office:meta>
</office:document-meta>
</file>